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Text_20_body">
      <style:text-properties officeooo:rsid="004519ee" officeooo:paragraph-rsid="004519ee"/>
    </style:style>
    <style:style style:name="P157" style:family="paragraph" style:parent-style-name="Text_20_body">
      <style:text-properties officeooo:rsid="008a7164" officeooo:paragraph-rsid="008a7164"/>
    </style:style>
    <style:style style:name="P158" style:family="paragraph" style:parent-style-name="Text_20_body">
      <style:paragraph-properties fo:margin-left="0cm" fo:margin-right="0cm" fo:margin-top="0cm" fo:margin-bottom="0cm" style:contextual-spacing="false" fo:text-indent="0cm" style:auto-text-indent="false"/>
    </style:style>
    <style:style style:name="P159" style:family="paragraph" style:parent-style-name="Preformatted_20_Text">
      <style:text-properties officeooo:rsid="001fe3e5" officeooo:paragraph-rsid="001fe3e5"/>
    </style:style>
    <style:style style:name="P160" style:family="paragraph" style:parent-style-name="Preformatted_20_Text">
      <style:paragraph-properties fo:margin-top="0cm" fo:margin-bottom="0.499cm" style:contextual-spacing="false"/>
    </style:style>
    <style:style style:name="P161" style:family="paragraph" style:parent-style-name="Header">
      <style:text-properties officeooo:paragraph-rsid="009d1926"/>
    </style:style>
    <style:style style:name="P162"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59"><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56">number = input("enter a number")</text:p>
      <text:p text:style-name="P158">count = 1</text:p>
      <text:p text:style-name="P158">number = int(number)</text:p>
      <text:p text:style-name="P158">while count &lt;= number:</text:p>
      <text:p text:style-name="P158">print (number)</text:p>
      <text:p text:style-name="P158">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57">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60">[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62"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5"/>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14:42:06.421761513</dc:date>
    <meta:editing-duration>P14DT5H24M24S</meta:editing-duration>
    <meta:editing-cycles>112</meta:editing-cycles>
    <meta:generator>LibreOffice/4.2.7.2$Linux_X86_64 LibreOffice_project/420m0$Build-2</meta:generator>
    <meta:document-statistic meta:table-count="0" meta:image-count="0" meta:object-count="0" meta:page-count="18" meta:paragraph-count="648" meta:word-count="6168" meta:character-count="33024" meta:non-whitespace-character-count="27142"/>
  </office:meta>
</office:document-meta>
</file>